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i mathvariant="italic">Forward</mi>
            <mi mathvariant="italic">propagation</mi>
          </mrow>
        </mtd>
      </mtr>
      <mtr>
        <mtd>
          <mrow/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row>
              <mi>X</mi>
              <mo stretchy="false">+</mo>
              <msup>
                <mi>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+</mo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p>
                <mi>A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g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 mathvariant="italic">Back</mi>
            <mi mathvariant="italic">propagation</mi>
          </mrow>
        </mtd>
      </mtr>
      <mtr>
        <mtd>
          <mrow/>
        </mtd>
      </mtr>
      <mtr>
        <mtd columnalign="left">
          <mrow>
            <mspace width="2em"/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sup>
                <mi mathvariant="italic">d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sup>
              <mi>A</mi>
              <mrow>
                <mrow>
                  <mo fence="true" stretchy="false">[</mo>
                  <mrow>
                    <mn>1</mn>
                  </mrow>
                  <mo fence="true" stretchy="false">]</mo>
                </mrow>
                <mi>T</mi>
              </mrow>
            </msup>
          </mrow>
        </mtd>
      </mtr>
      <mtr>
        <mtd columnalign="left">
          <mrow>
            <mspace width="2em"/>
            <mrow>
              <msup>
                <mi mathvariant="italic">d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text>np.sum(</mtext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i>,</mi>
            <mrow>
              <mi mathvariant="italic">axis</mi>
              <mo stretchy="false">=</mo>
              <mn>1</mn>
            </mrow>
            <mi>,</mi>
            <mrow>
              <mi mathvariant="italic">keepdims</mi>
              <mo stretchy="false">=</mo>
              <mi mathvariant="italic">True</mi>
            </mrow>
            <mtext>)</mtext>
          </mrow>
        </mtd>
      </mtr>
      <mtr>
        <mtd columnalign="left">
          <mrow>
            <mspace width="2em"/>
            <mrow>
              <msup>
                <mi mathvariant="italic">d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row>
                    <mo fence="true" stretchy="false">[</mo>
                    <mrow>
                      <mn>2</mn>
                    </mrow>
                    <mo fence="true" stretchy="false">]</mo>
                  </mrow>
                  <mi>T</mi>
                </mrow>
              </msup>
            </mrow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sup>
                <mi mathvariant="italic">d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sup>
              <mi>X</mi>
              <mi>T</mi>
            </msup>
          </mrow>
        </mtd>
      </mtr>
      <mtr>
        <mtd columnalign="left">
          <mrow>
            <mspace width="2em"/>
            <mrow>
              <msup>
                <mi mathvariant="italic">d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text>np.sum(</mtext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i>,</mi>
            <mrow>
              <mi mathvariant="italic">axis</mi>
              <mo stretchy="false">=</mo>
              <mn>1</mn>
            </mrow>
            <mi>,</mi>
            <mrow>
              <mi mathvariant="italic">keepdims</mi>
              <mo stretchy="false">=</mo>
              <mi mathvariant="italic">True</mi>
            </mrow>
            <mtext>)</mtext>
          </mrow>
        </mtd>
      </mtr>
      <mtr>
        <mtd>
          <mrow/>
        </mtd>
      </mtr>
      <mtr>
        <mtd columnalign="left">
          <mi mathvariant="italic">Updates</mi>
        </mtd>
      </mtr>
      <mtr>
        <mtd>
          <mrow/>
        </mtd>
      </mtr>
      <mtr>
        <mtd columnalign="left">
          <mrow>
            <mspace width="2em"/>
            <mrow>
              <msup>
                <mi>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row>
                <msup>
                  <mi>W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W</mi>
              <mrow>
                <mo fence="true" stretchy="false">[</mo>
                <mrow>
                  <mn>1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row>
                <msup>
                  <mi>b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b</mi>
              <mrow>
                <mo fence="true" stretchy="false">[</mo>
                <mrow>
                  <mn>1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W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W</mi>
              <mrow>
                <mo fence="true" stretchy="false">[</mo>
                <mrow>
                  <mn>2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b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b</mi>
              <mrow>
                <mo fence="true" stretchy="false">[</mo>
                <mrow>
                  <mn>2</mn>
                </mrow>
                <mo fence="true" stretchy="false">]</mo>
              </mrow>
            </msup>
          </mrow>
        </mtd>
      </mtr>
      <mtr>
        <mtd>
          <mrow/>
        </mtd>
      </mtr>
      <mtr>
        <mtd columnalign="left">
          <mi mathvariant="italic">References</mi>
        </mtd>
      </mtr>
      <mtr>
        <mtd>
          <mrow/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ReLU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max</mi>
            </mrow>
            <mrow>
              <mo fence="true" stretchy="false">(</mo>
              <mrow>
                <mrow>
                  <mn>0</mn>
                  <mi>,</mi>
                  <mi>z</mi>
                </mrow>
              </mrow>
              <mo fence="true" stretchy="false">)</mo>
            </mrow>
            <mrow>
              <mspace width="40em"/>
              <mo stretchy="false">−</mo>
              <mi mathvariant="italic">ReLU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tanh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sup>
                    <mi>e</mi>
                    <mi>z</mi>
                  </msup>
                  <mo stretchy="false">−</mo>
                  <msup>
                    <mi>e</mi>
                    <mrow>
                      <mo stretchy="false">−</mo>
                      <mi>z</mi>
                    </mrow>
                  </msup>
                </mrow>
                <mrow>
                  <msup>
                    <mi>e</mi>
                    <mi>z</mi>
                  </msup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space width="48em"/>
              <mo stretchy="false">−</mo>
              <mi>tanh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space width="3.5em"/>
                  <mn>1</mn>
                </mrow>
                <mrow>
                  <mn>1</mn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space width="56em"/>
              <mo stretchy="false">−</mo>
              <mi mathvariant="italic">sigmoid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row>
              <mi>L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∗</mo>
                        <mi>log</mi>
                      </mrow>
                      <mrow>
                        <mrow>
                          <mo fence="true" stretchy="false">(</mo>
                          <mrow>
                            <msup>
                              <mi>a</mi>
                              <mrow>
                                <mo fence="true" stretchy="false">[</mo>
                                <mrow>
                                  <mn>2</mn>
                                </mrow>
                                <mo fence="true" stretchy="false">]</mo>
                              </mrow>
                            </msup>
                          </mrow>
                          <mo fence="true" stretchy="false">)</mo>
                        </mrow>
                        <mo stretchy="false">+</mo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y</mi>
                              </mrow>
                            </mrow>
                            <mo fence="true" stretchy="false">)</mo>
                          </mrow>
                          <mo stretchy="false">∗</mo>
                          <mi>log</mi>
                        </mrow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a</mi>
                              <mrow>
                                <mo fence="true" stretchy="false">[</mo>
                                <mrow>
                                  <mn>2</mn>
                                </mrow>
                                <mo fence="true" stretchy="false">]</mo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row>
              <mspace width="16em"/>
              <mo stretchy="false">−</mo>
              <mi mathvariant="italic">loss</mi>
            </mrow>
            <mi mathvariant="italic">function</mi>
          </mrow>
        </mtd>
      </mtr>
      <mtr>
        <mtd columnalign="left">
          <mrow>
            <mspace width="2em"/>
            <mrow>
              <mi>J</mi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i>L</mi>
                <mrow>
                  <mo fence="true" stretchy="false">(</mo>
                  <mrow>
                    <mrow>
                      <msup>
                        <mi>a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  <mi>,</mi>
                      <msup>
                        <mi>y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row>
              <mspace width="58em"/>
              <mo stretchy="false">−</mo>
              <mi mathvariant="italic">cost</mi>
            </mrow>
            <mi mathvariant="italic">function</mi>
          </mrow>
        </mtd>
      </mtr>
      <mtr>
        <mtd columnalign="left">
          <mrow>
            <mspace width="2em"/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W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0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W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b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b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W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0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W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b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b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>
          <mrow/>
        </mtd>
      </mtr>
      <mtr>
        <mtd columnalign="left">
          <mrow>
            <mi mathvariant="italic">Derivatives</mi>
            <mi mathvariant="italic">of</mi>
            <mi mathvariant="italic">activation</mi>
            <mi mathvariant="italic">functions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ReLU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space width="4em"/>
                          <mi mathvariant="italic">if</mi>
                          <mrow>
                            <mi>z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space width="4em"/>
                          <mi mathvariant="italic">if</mi>
                          <mrow>
                            <mi>z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tanh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tanh</mi>
                        <mrow>
                          <mo fence="true" stretchy="false">(</mo>
                          <mrow>
                            <mi>z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stretchy="false">=</mo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g</mi>
                        <mrow>
                          <mo fence="true" stretchy="false">(</mo>
                          <mrow>
                            <mi>z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stretchy="false">=</mo>
              <mrow>
                <mn>1</mn>
                <mo stretchy="false">−</mo>
                <msup>
                  <mi>a</mi>
                  <mn>2</mn>
                </msup>
              </mrow>
            </mrow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2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row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i>g</mi>
            </mrow>
            <mrow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g</mi>
                      </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i>a</mi>
                <mo stretchy="false">∗</mo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</mrow>
            </mrow>
          </mrow>
        </mtd>
      </mtr>
    </mtable>
    <annotation encoding="StarMath 5.0">alignl

Forward propagation

newline newline alignl ~

Z^[1] = W^[1] X  + b^[1]

newline alignl ~

A^[1] = g^[1]( Z^[1] )

newline alignl ~

Z^[2]= W^[2] A^[1] + b^[2]

newline alignl ~


A^[2] = g^[2](Z^[2])

newline newline alignl

Back propagation

newline newline alignl~

dZ^[2] = A^[2] - Y

newline alignl~

dW^[2] = {`1} over {`m}dZ^[ 2 ]A^{[ 1 ]T}

newline alignl~

db^[2] = {`1} over {`m}"np.sum("dZ^[2], axis=1, keepdims=True")"

newline alignl~

dZ^[1] = W^{[2]T} dZ^[2] * g^[1]'(Z^[1])

newline alignl~

dW^[1] = {`1} over {`m}dZ^[1]X^T

newline alignl~

db^[1] = {`1} over {`m}"np.sum("dZ^[1], axis=1, keepdims=True")"

newline newline alignl

Updates

newline newline alignl ~

W^[1] = W^[1] - %alpha dW^[1]

newline alignl ~

b^[1] = b^[1] - %alpha db^[1]

newline alignl ~

W^[2] = W^[2] - %alpha dW^[2]

newline alignl ~

b^[2] = b^[2] - %alpha db^[2]

newline newline alignl

References

newline newline alignl~

g^[1](z) = ReLU( z ) =  max( 0, z ) ~~~~~~~~~~~~~~~~~~~~- ReLU activation function

newline alignl ~

g^[1](z) = tanh( z ) = {e^z - e^-z} over {e^z + e^-z}  ~~~~~~~~~~~~~~~~~~~~~~~~- tanh activation function

newline alignl ~

g^[2](z) = %sigma ( z ) = {~```1} over {1 + e^-z}  ~~~~~~~~~~~~~~~~~~~~~~~~~~~~- sigmoid activation function

newline alignl~

L = -( y*log(a^[2]) + (1-y)*log(1-a^[2]) ) ~~~~~~~~ - loss function

newline alignl~

J = {`1} over {`m} sum from{i=1} to{m} {L(a^(i), y^(i))}  ~~~~~~~~~~~~~~~~~~~~~~~~~~~~~ - cost function

newline alignl ~

dZ^[1] ~~~~~~-~~{partial L} over {partial Z^[1]}

newline alignl ~

dZ^[2] ~~~~~~-~~{partial L} over {partial Z^[2]}

newline alignl ~

dW^[1]~~~~~-~~{partial J} over {partial W^[1]}

newline alignl ~

db^[1]~~~~~~-~~{partial J} over {partial b^[1]}

newline alignl ~

dW^[2]~~~~~-~~{partial J} over {partial W^[2]}

newline alignl ~

db^[2]~~~~~~-~~{partial J} over {partial b^[2]}

newline newline alignl

Derivatives of activation functions

newline alignl ~

g^[1]'(z) = ReLU'(z) =  left lbrace stack { 0, ~~if z &lt; 0 # 1, ~~if z &gt;= 0} right none

newline alignl ~

g^[1]'(z) = tanh'(z) = 1- ( tanh(z))^2 = 1 - ( g(z))^2 = 1 - a^2

newline alignl ~

g^[2]'(z) = %sigma' (z) = %sigma(z)*(1 - %sigma(z)) = g(z)*(1 - g(z)) = a*(1 - a)


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02-21T17:57:42.033296857</meta:creation-date>
    <dc:date>2021-03-08T00:18:16.318214133</dc:date>
    <meta:editing-duration>P7DT7H36M9S</meta:editing-duration>
    <meta:editing-cycles>145</meta:editing-cycles>
    <meta:generator>LibreOffice/6.4.6.2$Linux_X86_64 LibreOffice_project/40$Build-2</meta:generator>
  </office:meta>
</office:document-meta>
</file>